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2"/>
    <style:style style:name="P2" style:family="paragraph" style:parent-style-name="List_20_Paragraph">
      <style:text-properties fo:font-weight="bold" style:font-weight-asian="bold" style:font-weight-complex="bold"/>
    </style:style>
    <style:style style:name="P3" style:family="paragraph" style:parent-style-name="List_20_Paragraph">
      <style:text-properties fo:color="#ff0000" loext:opacity="100%"/>
    </style:style>
    <style:style style:name="P4" style:family="paragraph" style:parent-style-name="List_20_Paragraph">
      <style:paragraph-properties fo:margin-left="1.905cm" fo:margin-right="0cm" fo:text-indent="0cm" style:auto-text-indent="false"/>
      <style:text-properties fo:color="#ff0000" loext:opacity="100%"/>
    </style:style>
    <style:style style:name="P5" style:family="paragraph" style:parent-style-name="List_20_Paragraph" style:list-style-name="WWNum3"/>
    <style:style style:name="P6" style:family="paragraph" style:parent-style-name="List_20_Paragraph">
      <style:paragraph-properties fo:margin-left="1.905cm" fo:margin-right="0cm" fo:text-indent="0cm" style:auto-text-indent="false"/>
    </style:style>
    <style:style style:name="P7" style:family="paragraph" style:parent-style-name="Standard" style:list-style-name="">
      <loext:graphic-properties draw:fill="solid" draw:fill-color="#ffffff"/>
      <style:paragraph-properties fo:margin-top="0cm" fo:margin-bottom="0cm" style:contextual-spacing="false" style:line-height-at-least="0.55cm" fo:background-color="#ffffff" style:vertical-align="baseline"/>
    </style:style>
    <style:style style:name="P8" style:family="paragraph" style:parent-style-name="Standard" style:list-style-name="">
      <loext:graphic-properties draw:fill="solid" draw:fill-color="#ffffff"/>
      <style:paragraph-properties fo:margin-top="0cm" fo:margin-bottom="0cm" style:contextual-spacing="false" style:line-height-at-least="0.55cm" fo:background-color="#ffffff" style:vertical-align="baseline"/>
      <style:text-properties fo:color="#000000" loext:opacity="100%" style:font-name="Arial" fo:font-size="16pt" fo:font-weight="bold" style:letter-kerning="true" style:font-name-asian="Times New Roman" style:font-size-asian="16pt" style:language-asian="en" style:country-asian="GB" style:font-weight-asian="bold" style:font-name-complex="Arial1" style:font-size-complex="16pt" style:font-weight-complex="bold"/>
    </style:style>
    <style:style style:name="P9" style:family="paragraph" style:parent-style-name="Standard">
      <style:text-properties fo:color="#ff0000" loext:opacity="100%"/>
    </style:style>
    <style:style style:name="P10" style:family="paragraph" style:parent-style-name="Standard">
      <style:text-properties fo:color="#0070c0" loext:opacity="100%"/>
    </style:style>
    <style:style style:name="T1" style:family="text">
      <style:text-properties fo:color="#000000" loext:opacity="100%" style:font-name="Arial" fo:font-size="16pt" fo:font-weight="bold" style:letter-kerning="true" style:font-name-asian="Times New Roman" style:font-size-asian="16pt" style:language-asian="en" style:country-asian="GB" style:font-weight-asian="bold" style:font-name-complex="Arial1" style:font-size-complex="16pt"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color="#ff0000" loext:opacity="100%"/>
    </style:style>
    <style:style style:name="T4" style:family="text">
      <style:text-properties fo:font-weight="bold" style:font-weight-asian="bold" style:font-weight-complex="bold"/>
    </style:style>
    <style:style style:name="T5" style:family="text">
      <style:text-properties fo:color="#333333" loext:opacity="100%" style:font-name="Georgia" fo:background-color="#ffffff" loext:char-shading-value="0"/>
    </style:style>
    <style:style style:name="T6" style:family="text">
      <style:text-properties fo:color="#0070c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itel post </text:p>
      <text:p text:style-name="Standard"/>
      <text:h text:style-name="P7" text:outline-level="1" loext:marker-style-name="T1"><text:span text:style-name="T1">Case: Abusive Workplace Behaviour</text:span><text:span text:style-name="T1"/></text:h>
      <text:h text:style-name="P8" text:outline-level="1" loext:marker-style-name="T1"/>
      <text:h text:style-name="P8" text:outline-level="1" loext:marker-style-name="T1"/>
      <text:h text:style-name="P8" text:outline-level="1" loext:marker-style-name="T1"/>
      <text:p text:style-name="Standard" loext:marker-style-name="T2"><text:span text:style-name="T2">1 Public Interest</text:span><text:span text:style-name="T2"/></text:p>
      <text:p text:style-name="P9" loext:marker-style-name="T3"/>
      <text:list text:style-name="WWNum2">
        <text:list-item>
          <text:p text:style-name="P1" loext:marker-style-name="T3"><text:span text:style-name="T3">“have due regard for public health, privacy, security and wellbeing of others and the environment.” </text:span><text:span text:style-name="T3"/></text:p>
        </text:list-item>
      </text:list>
      <text:p text:style-name="Standard">Max and Jean have both violated 1.a. Max has berated Diane harming her mental “wellbeing” <text:s/>and Jean's lack of action confirms that Diane's “wellbeing” is not being looked after at the institutional level .</text:p>
      <text:p text:style-name="Standard"/>
      <text:p text:style-name="Standard"/>
      <text:list text:continue-numbering="true" text:style-name="WWNum2">
        <text:list-item>
          <text:p text:style-name="P1" loext:marker-style-name="T3"><text:span text:style-name="T3">Conduct your professional activities without discrimination on the grounds of sex, sexual orientation, marital status, nationality, colour, race, ethnic origin, religion, age or disability, or of any other condition or requirement.</text:span><text:span text:style-name="T3"/></text:p>
        </text:list-item>
      </text:list>
      <text:p text:style-name="List_20_Paragraph" loext:marker-style-name="T3"><text:span text:style-name="T3">Promote equal access to the benefits of IT and seek to promote the inclusion of all sectors in society wherever opportunities arise.</text:span><text:span text:style-name="T3"/></text:p>
      <text:p text:style-name="List_20_Paragraph"/>
      <text:p text:style-name="List_20_Paragraph" loext:marker-style-name="T4">1b. may have been violated as we do not know how Max reacts to similar stimuli such as if a male employer made this minor mistake. There is a chance that that his emotional abuse went further due to the recipient not being a male subordinate. <text:s/><text:span text:style-name="T4"/></text:p>
      <text:p text:style-name="P2" loext:marker-style-name="T4"/>
      <text:p text:style-name="List_20_Paragraph" loext:marker-style-name="T2"><text:span text:style-name="T2">2 Professional Competence and Integrity</text:span><text:span text:style-name="T2"/></text:p>
      <text:p text:style-name="P3" loext:marker-style-name="T3"/>
      <text:p text:style-name="List_20_Paragraph" loext:marker-style-name="T3"><text:span text:style-name="T3">f. avoid injuring others, their property, reputation, or employment by false or malicious or negligent action or inaction</text:span><text:span text:style-name="T3"/></text:p>
      <text:p text:style-name="List_20_Paragraph"/>
      <text:p text:style-name="List_20_Paragraph">I find keeping Diane off the stage is a violation of 2.f as this would be a major boost to any coders portfolio thus harming her reputation and relevance to this project .</text:p>
      <text:p text:style-name="List_20_Paragraph"/>
      <text:p text:style-name="List_20_Paragraph" loext:marker-style-name="T2"><text:span text:style-name="T2">3 Duty to Relevant Authority</text:span><text:span text:style-name="T2"/></text:p>
      <text:p text:style-name="List_20_Paragraph"/>
      <text:p text:style-name="List_20_Paragraph" loext:marker-style-name="T2"><text:span text:style-name="T2">4. Duty to the Profession </text:span><text:span text:style-name="T2"/></text:p>
      <text:p text:style-name="List_20_Paragraph"/>
      <text:list text:style-name="WWNum3">
        <text:list-item>
          <text:p text:style-name="P5" loext:marker-style-name="T3"><text:span text:style-name="T3">accept your personal duty to uphold the reputation of the profession and not take any action which could bring the profession into disrepute</text:span><text:span text:style-name="T3"/></text:p>
        </text:list-item>
      </text:list>
      <text:p text:style-name="P4" loext:marker-style-name="T3"/>
      <text:p text:style-name="P6">4a. has been violated with Jean being unwilling to discipline Max thus allowing a toxic work environment to emerge and of course sustaining Max’s emotional abuse . This is <text:soft-page-break/>also bringing the cyber sphere work community into disrepute with such high profile cases at Activism-blizard having an sexist and “frat boy mentality “ ( thus putting women off STEM ).</text:p>
      <text:p text:style-name="Standard" loext:marker-style-name="T3"><text:span text:style-name="T3">b.seek to improve professional standards through participation in their development, use and enforcement</text:span><text:span text:style-name="T3"/></text:p>
      <text:p text:style-name="P9" loext:marker-style-name="T3"/>
      <text:p text:style-name="Standard">4b. this is being violated by not allowing Diane to be on stage. This is outright stopping Diane from participating and negating her career development by restricting her opportunity to network with people as she is not physically seen to have contributed. </text:p>
      <text:p text:style-name="Standard" loext:marker-style-name="T5">A major violation of 4b. is the line <text:span text:style-name="T5">“Grow up and get over it.”, said by Jean which violates <text:s/>“professional standards” especially with regard to how people are expected to be treated and spoken to. </text:span><text:span text:style-name="T5"/></text:p>
      <text:p text:style-name="Standard"/>
      <text:p text:style-name="Standard" loext:marker-style-name="T3">e. <text:span text:style-name="T3">encourage and support fellow members in their professional </text:span><text:bookmark-start text:name="_Hlk142595839"/><text:span text:style-name="T3">development</text:span><text:span text:style-name="T3"/></text:p>
      <text:p text:style-name="Standard">4.e is being violated as Max’s approach is in contradiction to the rule. He is creating an environment of potential alienation by not allowing Diane to partake in the ceremony, giving him greater control but is the opposite of “supporting fellow members “ </text:p>
      <text:p text:style-name="Standard"><text:bookmark-end text:name="_Hlk142595839"/></text:p>
      <text:p text:style-name="Standard" loext:marker-style-name="T6"><text:span text:style-name="T6">Original words bellow -293</text:span><text:span text:style-name="T6"/></text:p>
      <text:p text:style-name="P10" loext:marker-style-name="T6"/>
      <text:p text:style-name="Standard" loext:marker-style-name="T6"><text:span text:style-name="T6">Max and Jean have both violated 1.a. Max has berated Diane harming her mental “wellbeing” <text:s/>and Jean's lack of action confirms that Diane's “wellbeing” is not being looked after at the institutional level .</text:span><text:span text:style-name="T6"/></text:p>
      <text:p text:style-name="P10" loext:marker-style-name="T6"/>
      <text:p text:style-name="Standard" loext:marker-style-name="T6"><text:span text:style-name="T6">1b. may have been violated as we do not know how Max reacts to similar stimuli such as if a male employer made this minor mistake. There is a chance that that his emotional abuse went further due to the recipient not being a male subordinate. <text:s/></text:span><text:span text:style-name="T6"/></text:p>
      <text:p text:style-name="P10" loext:marker-style-name="T6"/>
      <text:p text:style-name="Standard" loext:marker-style-name="T6"><text:span text:style-name="T6">I find keeping Diane off the stage is a violation of 2.f as this would be a major boost to any coders portfolio thus harming her reputation and relevance to this project .</text:span><text:span text:style-name="T6"/></text:p>
      <text:p text:style-name="P10" loext:marker-style-name="T6"/>
      <text:p text:style-name="Standard" loext:marker-style-name="T6"><text:span text:style-name="T6">4a. has been violated with Jean being unwilling to discipline Max thus allowing a toxic work environment to emerge and of course sustaining Max’s emotional abuse . This is also bringing the cyber sphere work community into disrepute with such high profile cases at Activism-blizard having an sexist and “frat boy mentality “ ( thus putting women off STEM ).</text:span><text:span text:style-name="T6"/></text:p>
      <text:p text:style-name="P10" loext:marker-style-name="T6"/>
      <text:p text:style-name="Standard" loext:marker-style-name="T6"><text:soft-page-break/><text:span text:style-name="T6">4b. this is being violated by not allowing Diane to be on stage. This is outright stopping Diane from participating and negating her career development by restricting her opportunity to network with people as she is not physically seen to have contributed. </text:span><text:span text:style-name="T6"/></text:p>
      <text:p text:style-name="Standard" loext:marker-style-name="T6"><text:span text:style-name="T6">A major violation of 4b. is the line “Grow up and get over it.”, said by Jean which violates <text:s/>“professional standards” especially with regard to how people are expected to be treated and spoken to. </text:span><text:span text:style-name="T6"/></text:p>
      <text:p text:style-name="P10" loext:marker-style-name="T6"/>
      <text:p text:style-name="Standard" loext:marker-style-name="T6"><text:span text:style-name="T6">4.e is being violated as Max’s approach is in contradiction to the rule. He is creating an environment of potential alienation by not allowing Diane to partake in the ceremony, giving him greater control but is the opposite of “supporting fellow members “</text:span><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earce begley</meta:initial-creator>
    <dc:creator>Maurice Begley</dc:creator>
    <meta:editing-cycles>2</meta:editing-cycles>
    <meta:creation-date>2023-08-13T14:51:00</meta:creation-date>
    <dc:date>2023-08-13T14:51:00</dc:date>
    <meta:editing-duration>PT1M</meta:editing-duration>
    <meta:generator>LibreOffice/7.5.7.1$Windows_X86_64 LibreOffice_project/47eb0cf7efbacdee9b19ae25d6752381ede23126</meta:generator>
    <meta:document-statistic meta:table-count="0" meta:image-count="0" meta:object-count="0" meta:page-count="3" meta:paragraph-count="28" meta:word-count="749" meta:character-count="4463" meta:non-whitespace-character-count="3729"/>
    <meta:user-defined meta:name="AppVersion">16.0000</meta:user-defined>
    <meta:template xlink:type="simple" xlink:actuate="onRequest" xlink:title="Normal" xlink:href=""/>
  </office:meta>
</office:document-meta>
</file>